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fo:background-color="#ffffff"/>
    </style:style>
    <style:style style:name="T4" style:family="text">
      <style:text-properties fo:background-color="transparent" loext:char-shading-value="0"/>
    </style:style>
    <style:style style:name="T5"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ón de contribución óptima para la cría y conservación de animales: el paquete R optiSel</text:p>
      <text:p text:style-name="P2"/>
      <text:p text:style-name="P2">Fondo</text:p>
      <text:p text:style-name="P4"/>
      <text:p text:style-name="P4"><text:span text:style-name="T2">Los objetivos de los programas de cría de razas de ganado, animales de compañía y poblaciones de zoológicos de especies en peligro de extinción pueden ser bastante diferentes. En cualquier caso, sin embargo, la selección de animales para la reproducción de la manera óptima requiere calcular la contribución genética que cada candidato de selección debería tener para la próxima generación.</text:span></text:p>
      <text:p text:style-name="P4"><text:span text:style-name="T2"/></text:p>
      <text:p text:style-name="P4"><text:span text:style-name="T2">Para las razas de ganado de alto rendimiento, el objetivo de un programa de cría es maximizar la ganancia genética y, al mismo tiempo, debe mantenerse un tamaño efectivo suficiente de la raza para evitar la depresión de la endogamia o el agotamiento de la varianza genética aditiva. El mantenimiento de un tamaño efectivo suficiente se logra restringiendo la tasa de aumento del parentesco medio. Por lo tanto, las contribuciones óptimas de los candidatos de selección son la solución de un problema de optimización en el que el objetivo es maximizar el valor genético medio en la descendencia mientras se restringe el aumento del parentesco medio en la población. Este enfoque es la selección de contribución óptima clásica (OCS) propuesta por [1].</text:span></text:p>
      <text:p text:style-name="P4"><text:span text:style-name="T2"/></text:p>
      <text:p text:style-name="P4"><text:span text:style-name="T2">Sin embargo, las razas de ganado de alto rendimiento se han utilizado a menudo para mejorar las razas locales [2, 3]. Este cruce de desplazamiento a menudo ha progresado hasta el punto en que el trasfondo genético original de la raza local debe considerarse en peligro. Por lo tanto, los programas de cría de razas locales con introgresión histórica tienen el objetivo adicional de recuperar el trasfondo genético original de la raza.</text:span><text:span text:style-name="T4"> Esto significa reducir su contribución genética de las razas no amenazadas [4], conservar la diversidad genética en los segmentos de haplotipos nativos [5] y mantener una distancia genética suficiente con las razas no amenazadas [6].</text:span></text:p>
      <text:p text:style-name="P4"><text:span text:style-name="T4"/></text:p>
      <text:p text:style-name="P4"><text:span text:style-name="T4">Por el contrario, para muchas razas de compañía (por ejemplo, razas de perros), no se dispone de valores genéticos precisos para el mérito total y los cuellos de botella genéticos históricos han agotado su acervo genético. Para estas razas, el objetivo principal del programa de mejoramiento es mantener o aumentar la diversidad genética minimizando el parentesco medio en la población. En este caso, la introgresión genética con otras razas puede no ser evitable, pero debe restringirse.</text:span></text:p>
      <text:p text:style-name="P4"><text:span text:style-name="T4"/></text:p>
      <text:p text:style-name="P4"><text:span text:style-name="T4">En resumen, l</text:span><text:span text:style-name="T2">os programas de cría de animales pueden tener diferentes objetivos simultáneamente, que son aumentar la ganancia genética, aumentar o mantener la diversidad genética, recuperar el trasfondo genético original de razas con introgresión histórica y mantener o aumentar la diversidad genética en segmentos de haplotipos nativos. . La optimización de uno de estos criterios y la restricción de los demás se denomina OCS avanzado [7, 8].</text:span></text:p>
      <text:p text:style-name="P4"><text:span text:style-name="T2"/></text:p>
      <text:p text:style-name="P5">Los paquetes de software actuales para OCS no pueden manejar todos los objetivos en conflicto de los programas de cría de animales simultáneamente y muchos de ellos pueden no encontrar el óptimo global. La implementación de OCS clásico en el programa GenCont utiliza multiplicadores lagrangianos [9], pero no se garantiza que encuentre la solución óptima [10]. Una alternativa es el software libre EVA [11] que utiliza un algoritmo evolutivo para la optimización. Los métodos que utilizan algoritmos evolutivos también se describen, por ejemplo, por [12] y se implementan en el software comercial TGRM. Algunos de estos paquetes de software brindan oportunidades flexibles para la asignación de pareja, pero los programas de reproducción que tienen como objetivo recuperar el trasfondo genético nativo de una raza no se pueden optimizar con el software. Una alternativa es el uso de software de propósito general para la optimización. Pong-Wong y Woolliams [10] demostraron cómo los problemas de OCS pueden reformularse como problemas de programación semidefinidos y <text:soft-page-break/>utilizaron el software SDPA [13] para la optimización. <text:span text:style-name="T5">Dado que el software libre R es ampliamente utilizado por los estadísticos, es de particular interés el software de optimización de propósito general disponible como un paquete R. Existe una variedad de paquetes adecuados. Sin embargo, la preparación de datos de animales para su uso con software de propósito general es una tarea bastante compleja, por lo que rara vez lo utilizan los criadores de animales u organizaciones de cría.</text:span></text:p>
      <text:p text:style-name="P5"><text:span text:style-name="T5"/></text:p>
      <text:p text:style-name="P5"><text:span text:style-name="T5">Este documento presenta el paquete R gratuito optiSel, que proporciona un marco para resolver problemas OCS avanzados con poco código R. También ofrece funciones para estimar varios parámetros a partir de datos genealógicos y de marcadores. Estos son los parentescos, los parentescos en los segmentos de haplotipos nativos y las contribuciones genéticas de los antepasados nativos. Los métodos avanzados de OCS actualmente implementados incluyen maximizar la ganancia genética, minimizar el parentesco promedio, maximizar las contribuciones de los ancestros nativos y minimizar el parentesco medio en los segmentos de haplotipos nativos, mientras que los criterios no incluidos en la función objetivo pueden usarse como restricciones. Esto da como resultado una tabla a partir de la cual se puede obtener el número óptimo de descendientes de todos los candidatos de selección, y que posteriormente se puede utilizar para la asignación de pareja para minimizar la endogamia promedio en la descendencia.</text:span></text:p>
      <text:p text:style-name="P5"><text:span text:style-name="T5"/></text:p>
      <text:p text:style-name="P5"><text:span text:style-name="T5">El paquete permite utilizar una variedad de solucionadores gratuitos para la optimización y permite cambiar fácilmente entre solucionadores configurando el solucionador de parámetros de la función opticont () de forma adecuada. Los problemas de optimización pueden resolverse actualmente mediante la minimización de lagrangianos aumentada como se implementó en el paquete R alabama [14] (solver = "alabama"), mediante programación semidefinida utilizando la biblioteca CSDP introducida por [15] (solver = "csdp"), por gradiente optimización basada en la programación secuencial cuadrática de mínimos cuadrados como se implementa en la función slsqp () [16] del paquete nloptr (solver = "slsqp"), y por la función cccp () del paquete cccp [17] para resolver programas convexos restringidos por conos ( solver = "cccp" o solver = "cccp2").</text:span></text:p>
      <text:p text:style-name="P5"><text:span text:style-name="T5"/></text:p>
      <text:p text:style-name="P5"><text:span text:style-name="T5">Los objetivos de este artículo son demostrar cómo se puede utilizar el paquete gratuito optiSel para la estimación de parámetros genéticos y para OCS. Además, se compara la idoneidad de los diferentes solucionadores para resolver una variedad de problemas de OCS.</text:span></text:p>
      <text:p text:style-name="P5"><text:span text:style-name="T5"/></text:p>
      <text:p text:style-name="P3">Implementación</text:p>
      <text:p text:style-name="P5"/>
      <text:p text:style-name="P5">El paquete de software optiSel está implementado en R y C ++. Esta sección demuestra la funcionalidad del paquete. Esto incluye la estimación de parámetros genéticos y su uso en OCS. Se pueden encontrar fórmulas matemáticas exactas para funciones objetivas y restricciones en OCS y sus derivaciones en (Wellmann R, Bennewitz J: Parámetros genéticos clave para el manejo óptimo de la población, presentado).</text:p>
      <text:p text:style-name="P5"/>
      <text:p text:style-name="P5">Los paquetes necesarios optiSel y data.table se pueden descargar desde cran y luego cargar de la siguiente manera:</text:p>
      <text:p text:style-name="P5"/>
      <text:p text:style-name="P5">….</text:p>
      <text:p text:style-name="P5"/>
      <text:p text:style-name="P5">Se utiliza el paquete data.table porque proporciona un lector de archivos rápido. En el apéndice electrónico se puede encontrar un conjunto de datos simulados que consta de fenotipos, genotipos y genealogías de ganado rape simulado y un script de replicación (archivo adicional 1). La estimación de parámetros genéticos y OCS se describen a continuación en el ejemplo de 1132 individuos genotipados <text:soft-page-break/>simulados. Los animales vectoriales contienen los ID de estos individuos. Todos los parámetros genéticos estimados se mostrarán para tres animales relacionados, que son un individuo y sus padres. Estos son los individuos incluidos en el vector I.</text:p>
      <text:p text:style-name="P5"/>
      <text:p text:style-name="P3">Parentescos</text:p>
      <text:p text:style-name="P5"/>
      <text:p text:style-name="P5"><text:span text:style-name="T1">El parentesco fIBD (i, j) de dos individuos i, j es</text:span> la probabilidad de que dos alelos Xi e Yj, elegidos al azar de ambos individuos de un solo locus, sean idénticos por descendencia (IBD). Esto significa que descienden de un antepasado común. Es decir,</text:p>
      <text:p text:style-name="P5"/>
      <text:p text:style-name="P5">….</text:p>
      <text:p text:style-name="P5"/>
      <text:p text:style-name="P5"><text:span text:style-name="T1">Los parentescos se pueden estimar a partir del pedigrí o de los datos de los marcadores.</text:span> Para distinguir entre estimaciones basadas en segmentos y estimaciones basadas en pedigrí, utilizamos para las estimaciones basadas en pedigrí el prefijo o sufijo PED, y para las estimaciones basadas en segmentos SEG en este documento.</text:p>
      <text:p text:style-name="P5"/>
      <text:p text:style-name="P5">El parentesco basado en el pedigrí o la coancestría geneológica ˆfPED (i, j) entre cada par de individuos i, j se puede calcular con la función pedIBD (). La función permite definir una matriz de relaciones para los fundadores. Por defecto, los fundadores no son parientes ni consanguíneos. Sin embargo, antes de que se pueda utilizar un pedigrí, es necesario prepararlo con la función prePed (). Esta función ordena el pedigrí, agrega nuevas líneas para los fundadores y corrige algunos errores de pedigrí.</text:p>
      <text:p text:style-name="P5"/>
      <text:p text:style-name="P5">….</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04:36:26.514910538</meta:creation-date>
    <meta:generator>LibreOffice/6.0.7.3$Linux_X86_64 LibreOffice_project/00m0$Build-3</meta:generator>
    <dc:date>2021-11-12T05:46:39.902630661</dc:date>
    <meta:editing-duration>PT49M54S</meta:editing-duration>
    <meta:editing-cycles>9</meta:editing-cycles>
    <meta:document-statistic meta:table-count="0" meta:image-count="0" meta:object-count="0" meta:page-count="3" meta:paragraph-count="22" meta:word-count="1361" meta:character-count="8773" meta:non-whitespace-character-count="7434"/>
  </office:meta>
</office:document-meta>
</file>